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Times New Roman1" svg:font-family="'Times New Roman'" style:font-family-generic="roman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margin-left="0.016cm" fo:margin-right="0.413cm" fo:text-indent="0cm"/>
    </style:style>
    <style:style style:name="P4" style:family="paragraph">
      <style:paragraph-properties fo:text-align="center"/>
      <style:text-properties fo:font-size="11pt" fo:language="uk" fo:country="UA" style:font-size-asian="11pt" style:font-size-complex="11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text-position="0% 100%" fo:font-size="12pt" fo:language="uk" fo:country="UA" style:font-size-asian="12pt" style:font-size-complex="12pt"/>
    </style:style>
    <style:style style:name="T1" style:family="text">
      <style:text-properties style:font-name="Times New Roman1" fo:font-size="12pt" fo:language="uk" fo:country="UA" style:font-name-complex="Times New Roman1"/>
    </style:style>
    <style:style style:name="T2" style:family="text">
      <style:text-properties style:font-name="Times New Roman1" fo:font-size="11pt" style:font-name-complex="Times New Roman1" style:font-size-complex="11pt"/>
    </style:style>
    <style:style style:name="T3" style:family="text">
      <style:text-properties style:font-name="Times New Roman1" fo:font-size="12pt" style:font-name-complex="Times New Roman1"/>
    </style:style>
    <style:style style:name="T4" style:family="text">
      <style:text-properties fo:font-size="12pt" fo:language="uk" fo:country="UA" style:font-size-asian="11pt" style:font-size-complex="11pt"/>
    </style:style>
    <style:style style:name="T5" style:family="text">
      <style:text-properties fo:font-size="12pt"/>
    </style:style>
    <style:style style:name="T6" style:family="text">
      <style:text-properties style:font-name="Times New Roman1" fo:font-size="12pt" fo:language="ru" fo:country="RU" fo:font-weight="bold" style:font-name-complex="Times New Roman1" style:font-weight-complex="bold"/>
    </style:style>
    <style:style style:name="T7" style:family="text">
      <style:text-properties style:text-position="0% 100%" style:font-name="Times New Roman1" fo:font-size="12pt" fo:language="uk" fo:country="UA" style:font-size-asian="12pt" style:font-name-complex="Times New Roman1" style:font-size-complex="12pt"/>
    </style:style>
    <style:style style:name="T8" style:family="text">
      <style:text-properties style:font-name="Times New Roman1" fo:font-size="12pt" fo:language="uk" fo:country="UA" style:font-size-asian="11pt" style:font-name-complex="Times New Roman1" style:font-size-complex="11pt"/>
    </style:style>
    <style:style style:name="gr1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6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" svg:width="1.511cm" svg:height="0.532cm" svg:x="3.378cm" svg:y="18.44cm">
        <draw:text-box>
          <text:p><text:span text:style-name="T1">!ДВчч!</text:span></text:p>
        </draw:text-box>
      </draw:frame>
      <draw:frame text:anchor-type="page" text:anchor-page-number="1" draw:z-index="1" draw:style-name="gr1" draw:text-style-name="P1" svg:width="3.35cm" svg:height="0.532cm" svg:x="5.283cm" svg:y="18.44cm">
        <draw:text-box>
          <text:p text:style-name="P2"><text:span text:style-name="T1">!ДВммм!</text:span></text:p>
        </draw:text-box>
      </draw:frame>
      <draw:frame text:anchor-type="page" text:anchor-page-number="1" draw:z-index="2" draw:style-name="gr1" draw:text-style-name="P1" svg:width="2.49cm" svg:height="0.532cm" svg:x="8.89cm" svg:y="18.44cm">
        <draw:text-box>
          <text:p><text:span text:style-name="T1">!ДВрр!</text:span></text:p>
        </draw:text-box>
      </draw:frame>
      <draw:frame text:anchor-type="page" text:anchor-page-number="1" draw:z-index="3" draw:style-name="gr1" draw:text-style-name="P1" svg:width="4.462cm" svg:height="0.532cm" svg:x="9.322cm" svg:y="20.269cm">
        <draw:text-box>
          <text:p><text:span text:style-name="T1">!Керівник!</text:span></text:p>
        </draw:text-box>
      </draw:frame>
      <draw:frame text:anchor-type="page" text:anchor-page-number="1" draw:z-index="4" draw:style-name="gr1" draw:text-style-name="P1" svg:width="5.252cm" svg:height="0.532cm" svg:x="8.89cm" svg:y="16.688cm">
        <draw:text-box>
          <text:p text:style-name="P3"><text:span text:style-name="T1">!ОР_1!</text:span></text:p>
        </draw:text-box>
      </draw:frame>
      <draw:frame text:anchor-type="page" text:anchor-page-number="1" draw:z-index="5" draw:style-name="gr1" draw:text-style-name="P1" svg:width="12.512cm" svg:height="0.532cm" svg:x="2.464cm" svg:y="17.399cm">
        <draw:text-box>
          <text:p><text:span text:style-name="T1">!ОР_2!</text:span></text:p>
        </draw:text-box>
      </draw:frame>
      <draw:frame text:anchor-type="page" text:anchor-page-number="1" draw:z-index="6" draw:style-name="gr1" draw:text-style-name="P1" svg:width="15.53cm" svg:height="0.532cm" svg:x="2.464cm" svg:y="15.9cm">
        <draw:text-box>
          <text:p><text:span text:style-name="T1">!МР_2!</text:span></text:p>
        </draw:text-box>
      </draw:frame>
      <draw:frame text:anchor-type="page" text:anchor-page-number="1" draw:z-index="7" draw:style-name="gr1" draw:text-style-name="P1" svg:width="8.926cm" svg:height="0.532cm" svg:x="5.334cm" svg:y="15.24cm">
        <draw:text-box>
          <text:p><text:span text:style-name="T1">!МР_1!</text:span></text:p>
        </draw:text-box>
      </draw:frame>
      <draw:frame text:anchor-type="page" text:anchor-page-number="1" draw:z-index="8" draw:style-name="gr2" draw:text-style-name="P1" svg:width="2.719cm" svg:height="0.763cm" svg:x="3.658cm" svg:y="14.224cm">
        <draw:text-box>
          <text:p><text:span text:style-name="T1">!НАЗ!</text:span></text:p>
        </draw:text-box>
      </draw:frame>
      <draw:frame text:anchor-type="page" text:anchor-page-number="1" draw:z-index="9" draw:style-name="gr2" draw:text-style-name="P1" svg:width="1.576cm" svg:height="0.763cm" svg:x="8.915cm" svg:y="13.081cm">
        <draw:text-box>
          <text:p text:style-name="P2"><text:span text:style-name="T1">!рр!</text:span><text:span text:style-name="T2"> </text:span></text:p>
        </draw:text-box>
      </draw:frame>
      <draw:frame text:anchor-type="page" text:anchor-page-number="1" draw:z-index="10" draw:style-name="gr2" draw:text-style-name="P1" svg:width="3.252cm" svg:height="0.763cm" svg:x="1.778cm" svg:y="13.64cm">
        <draw:text-box>
          <text:p text:style-name="P2"><text:span text:style-name="T1">!МММ!</text:span></text:p>
        </draw:text-box>
      </draw:frame>
      <draw:frame text:anchor-type="page" text:anchor-page-number="1" draw:z-index="11" draw:style-name="gr2" draw:text-style-name="P1" svg:width="1.83cm" svg:height="0.763cm" svg:x="5.512cm" svg:y="13.64cm">
        <draw:text-box>
          <text:p><text:span text:style-name="T1">!ЧЧ!</text:span></text:p>
        </draw:text-box>
      </draw:frame>
      <draw:frame text:anchor-type="page" text:anchor-page-number="1" draw:z-index="12" draw:style-name="gr2" draw:text-style-name="P1" svg:width="9.804cm" svg:height="0.763cm" svg:x="3.658cm" svg:y="10.973cm">
        <draw:text-box>
          <text:p><text:span text:style-name="T3">!мнр-н! !мссн! !мнм!</text:span></text:p>
        </draw:text-box>
      </draw:frame>
      <draw:frame text:anchor-type="page" text:anchor-page-number="1" draw:z-index="13" draw:style-name="gr2" draw:text-style-name="P1" svg:width="8.586cm" svg:height="0.763cm" svg:x="3.607cm" svg:y="10.338cm">
        <draw:text-box>
          <text:p><text:span text:style-name="T3">!мнд! !мнобл.!</text:span></text:p>
        </draw:text-box>
      </draw:frame>
      <draw:frame text:anchor-type="page" text:anchor-page-number="1" draw:z-index="14" draw:style-name="gr2" draw:text-style-name="P4" svg:width="4.343cm" svg:height="0.763cm" svg:x="3.531cm" svg:y="8.56cm">
        <draw:text-box>
          <text:p><text:span text:style-name="T4">!СтІм!</text:span></text:p>
        </draw:text-box>
      </draw:frame>
      <draw:frame text:anchor-type="page" text:anchor-page-number="1" draw:z-index="15" draw:style-name="gr2" draw:text-style-name="P1" svg:width="3.835cm" svg:height="0.763cm" svg:x="9.195cm" svg:y="8.56cm">
        <draw:text-box>
          <text:p text:style-name="P2"><text:span text:style-name="T5">!СтПб!</text:span></text:p>
        </draw:text-box>
      </draw:frame>
      <draw:frame text:anchor-type="page" text:anchor-page-number="1" draw:z-index="16" draw:style-name="gr2" draw:text-style-name="P1" svg:width="8.534cm" svg:height="0.763cm" svg:x="4.42cm" svg:y="7.874cm">
        <draw:text-box>
          <text:p text:style-name="P2"><text:span text:style-name="T5">!СтПр!</text:span></text:p>
        </draw:text-box>
      </draw:frame>
      <draw:frame text:anchor-type="page" text:anchor-page-number="1" draw:z-index="17" draw:style-name="gr3" draw:text-style-name="P1" svg:width="4.213cm" svg:height="0.532cm" svg:x="5.309cm" svg:y="7.137cm">
        <draw:text-box>
          <text:p text:style-name="P2"><text:span text:style-name="T6">!ПОВТОРНО!</text:span><text:span text:style-name="T5"> </text:span></text:p>
        </draw:text-box>
      </draw:frame>
      <draw:frame text:anchor-type="page" text:anchor-page-number="1" draw:z-index="18" draw:style-name="gr2" draw:text-style-name="P6" svg:width="1.754cm" svg:height="0.763cm" svg:x="4.597cm" svg:y="9.525cm">
        <draw:text-box>
          <text:p text:style-name="P5"><text:span text:style-name="T7">!ччн!</text:span></text:p>
        </draw:text-box>
      </draw:frame>
      <draw:frame text:anchor-type="page" text:anchor-page-number="1" draw:z-index="19" draw:style-name="gr2" draw:text-style-name="P1" svg:width="3.581cm" svg:height="0.763cm" svg:x="6.579cm" svg:y="9.525cm">
        <draw:text-box>
          <text:p text:style-name="P2"><text:span text:style-name="T1">!мммн!</text:span></text:p>
        </draw:text-box>
      </draw:frame>
      <draw:frame text:anchor-type="page" text:anchor-page-number="1" draw:z-index="20" draw:style-name="gr2" draw:text-style-name="P1" svg:width="2.668cm" svg:height="0.763cm" svg:x="10.389cm" svg:y="9.525cm">
        <draw:text-box>
          <text:p><text:span text:style-name="T1">!ррррн!</text:span></text:p>
        </draw:text-box>
      </draw:frame>
      <draw:frame text:anchor-type="page" text:anchor-page-number="1" draw:z-index="21" draw:style-name="gr2" draw:text-style-name="P1" svg:width="9.602cm" svg:height="0.763cm" svg:x="2.794cm" svg:y="12.192cm">
        <draw:text-box>
          <text:p text:style-name="P2"><text:span text:style-name="T8">!НПр! !НІм! !НПб!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 New Roman1" svg:font-family="'Times New Roman'" style:font-family-generic="roman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8cm" fo:page-height="22.2cm" style:num-format="1" style:print-orientation="portrait" fo:margin-top="2.489cm" fo:margin-bottom="0.533cm" fo:margin-left="0.991cm" fo:margin-right="0.53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Vladimir Koltsov</meta:initial-creator>
    <meta:creation-date>2008-03-31T12:24:46</meta:creation-date>
    <dc:date>2008-05-17T15:40:54</dc:date>
    <meta:printed-by>Valdimir Koltsov</meta:printed-by>
    <meta:print-date>2008-04-06T20:54:19</meta:print-date>
    <meta:editing-cycles>76</meta:editing-cycles>
    <meta:editing-duration>PT17H46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